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6"/>
    <style:style style:name="ce43" style:family="table-cell" style:parent-style-name="Default" style:data-style-name="N129"/>
    <style:style style:name="ce44" style:family="table-cell" style:parent-style-name="Default" style:data-style-name="N134"/>
    <style:style style:name="ce45" style:family="table-cell" style:parent-style-name="Default" style:data-style-name="N142"/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s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s' Association" calcext:value-type="string">
            <text:p>Home Owners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2"/>
        <table:table-column table:style-name="co11" table:default-cell-style-name="Default"/>
        <table:table-column table:style-name="co12" table:default-cell-style-name="ce45"/>
        <table:table-column table:style-name="co13" table:visibility="collapse" table:number-columns-repeated="2" table:default-cell-style-name="ce42"/>
        <table:table-column table:style-name="co14" table:default-cell-style-name="ce45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summarizes the details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3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3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6"/>
          <table:table-cell table:style-name="ce46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4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4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7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4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4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4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4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4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s' Association" calcext:value-type="string">
            <text:p>Home Owners' Association</text:p>
          </table:table-cell>
          <table:table-cell table:style-name="ce44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4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58:03.806136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15:58:22.271722384</dc:date>
    <meta:editing-duration>PT10H55M24S</meta:editing-duration>
    <meta:editing-cycles>58</meta:editing-cycles>
    <meta:generator>LibreOffice/5.0.6.2$Linux_X86_64 LibreOffice_project/00$Build-2</meta:generator>
    <meta:document-statistic meta:table-count="4" meta:cell-count="1585" meta:object-count="0"/>
  </office:meta>
</office:document-meta>
</file>